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Droid Sans Devanagari1" svg:font-family="'Droid Sans Devanagari'" style:font-family-generic="swiss"/>
    <style:font-face style:name="Book Antiqua" svg:font-family="'Book Antiqua'" style:font-pitch="variable"/>
    <style:font-face style:name="Cambria" svg:font-family="Cambria" style:font-pitch="variable"/>
    <style:font-face style:name="Courier New" svg:font-family="'Courier New'" style:font-pitch="variable"/>
    <style:font-face style:name="Tahoma" svg:font-family="Tahoma" style:font-pitch="variable"/>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6.79cm" fo:margin-left="-0.203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0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P1" style:family="paragraph" style:parent-style-name="Heading_20_2">
      <style:paragraph-properties fo:margin-left="1.27cm" fo:margin-right="0cm" fo:text-indent="-1.27cm" style:auto-text-indent="false"/>
    </style:style>
    <style:style style:name="P2" style:family="paragraph" style:parent-style-name="Standard">
      <style:paragraph-properties fo:text-align="end" style:justify-single-word="false"/>
      <style:text-properties fo:font-size="14pt" style:font-size-asian="14pt"/>
    </style:style>
    <style:style style:name="P3" style:family="paragraph" style:parent-style-name="Standard">
      <style:text-properties fo:font-size="12pt" style:font-size-asian="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padding-left="0cm" fo:padding-right="0cm" fo:padding-top="0.035cm" fo:padding-bottom="0cm" fo:border-left="none" fo:border-right="none" fo:border-top="0.74pt solid #000000" fo:border-bottom="non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1" style:family="paragraph" style:parent-style-name="Heading">
      <style:paragraph-properties fo:text-align="end" style:justify-single-word="false"/>
    </style:style>
    <style:style style:name="P12" style:family="paragraph" style:parent-style-name="Heading">
      <style:text-properties fo:font-size="14pt" style:font-size-asian="14pt"/>
    </style:style>
    <style:style style:name="P13" style:family="paragraph" style:parent-style-name="Heading">
      <style:paragraph-properties fo:text-align="end" style:justify-single-word="false"/>
      <style:text-properties fo:font-size="14pt" style:font-size-asian="14pt"/>
    </style:style>
    <style:style style:name="P14" style:family="paragraph" style:parent-style-name="Heading" style:list-style-name="">
      <style:text-properties style:font-name="Cambria" fo:font-size="12pt" fo:language="none" fo:country="none" style:font-name-asian="ＭＳ 明朝" style:font-size-asian="12pt" style:language-asian="none" style:country-asian="none" style:font-name-complex="Cambria" style:font-size-complex="12pt"/>
    </style:style>
    <style:style style:name="P15" style:family="paragraph" style:parent-style-name="Heading">
      <style:paragraph-properties fo:break-before="page"/>
    </style:style>
    <style:style style:name="P16" style:family="paragraph" style:parent-style-name="Heading" style:master-page-name="Standard">
      <style:paragraph-properties fo:text-align="end" style:justify-single-word="false" style:page-number="auto"/>
    </style:style>
    <style:style style:name="P17" style:family="paragraph" style:parent-style-name="Heading" style:master-page-name="Converter_20_1">
      <style:paragraph-properties style:page-number="auto"/>
    </style:style>
    <style:style style:name="P18" style:family="paragraph" style:parent-style-name="Contents_20_1">
      <style:paragraph-properties>
        <style:tab-stops>
          <style:tab-stop style:position="0.688cm"/>
          <style:tab-stop style:position="16.51cm" style:type="right"/>
        </style:tab-stops>
      </style:paragraph-properties>
    </style:style>
    <style:style style:name="P19" style:family="paragraph" style:parent-style-name="Contents_20_2">
      <style:paragraph-properties>
        <style:tab-stops>
          <style:tab-stop style:position="1.626cm"/>
          <style:tab-stop style:position="16.51cm" style:type="right"/>
        </style:tab-stops>
      </style:paragraph-properties>
    </style:style>
    <style:style style:name="P20" style:family="paragraph" style:parent-style-name="Contents_20_3">
      <style:paragraph-properties>
        <style:tab-stops>
          <style:tab-stop style:position="2.54cm"/>
          <style:tab-stop style:position="2.653cm"/>
          <style:tab-stop style:position="16.51cm" style:type="right"/>
        </style:tab-stops>
      </style:paragraph-properties>
    </style:style>
    <style:style style:name="P21" style:family="paragraph" style:parent-style-name="Header">
      <style:text-properties fo:font-size="12pt" style:font-size-asian="12pt"/>
    </style:style>
    <style:style style:name="P22" style:family="paragraph" style:parent-style-name="Tabletext">
      <style:paragraph-properties fo:text-align="center" style:justify-single-word="false"/>
    </style:style>
    <style:style style:name="P23" style:family="paragraph" style:parent-style-name="Tabletext">
      <style:paragraph-properties fo:text-align="center" style:justify-single-word="false"/>
      <style:text-properties fo:font-weight="bold" style:font-weight-asian="bold"/>
    </style:style>
    <style:style style:name="P24" style:family="paragraph" style:parent-style-name="Tabletext">
      <style:paragraph-properties style:snap-to-layout-grid="false"/>
    </style:style>
    <style:style style:name="P25" style:family="paragraph" style:parent-style-name="InfoBlue" style:list-style-name="WW8Num7"/>
    <style:style style:name="P26" style:family="paragraph" style:parent-style-name="InfoBlue" style:list-style-name="WW8Num2"/>
    <style:style style:name="P27" style:family="paragraph" style:parent-style-name="InfoBlue" style:list-style-name="WW8Num6"/>
    <style:style style:name="P28" style:family="paragraph" style:parent-style-name="InfoBlue" style:list-style-name="WW8Num3"/>
    <style:style style:name="P29" style:family="paragraph" style:parent-style-name="InfoBlue">
      <style:paragraph-properties fo:margin-left="0cm" fo:margin-right="0cm" fo:text-indent="0cm" style:auto-text-indent="false"/>
    </style:style>
    <style:style style:name="P30" style:family="paragraph" style:parent-style-name="Heading_20_3">
      <style:paragraph-properties fo:margin-left="1.27cm" fo:margin-right="0cm" fo:text-indent="-1.27cm" style:auto-text-indent="false"/>
    </style:style>
    <style:style style:name="T1" style:family="text">
      <style:text-properties fo:font-weight="bold" style:font-weight-asian="bold"/>
    </style:style>
    <style:style style:name="T2" style:family="text">
      <style:text-properties fo:language="none" fo:country="none" style:language-asian="none" style:country-asian="none"/>
    </style:style>
    <style:style style:name="T3" style:family="text">
      <style:text-properties style:font-name="Cambria" fo:font-size="12pt" fo:language="none" fo:country="none" style:font-name-asian="ＭＳ 明朝" style:font-size-asian="12pt" style:language-asian="none" style:country-asian="none" style:font-name-complex="Cambria" style:font-size-complex="12pt"/>
    </style:style>
    <style:style style:name="T4" style:family="text">
      <style:text-properties style:font-name="Arial" fo:font-size="18pt" fo:font-weight="bold" style:font-size-asian="18pt" style:font-weight-asian="bold" style:font-name-complex="Arial"/>
    </style:style>
    <style:style style:name="T5" style:family="text">
      <style:text-properties style:font-name="Symbol" style:font-name-asian="Symbol" style:font-name-complex="Symbol"/>
    </style:style>
    <style:style style:name="T6"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ubject>&lt;Nome do Projeto&gt;</text:subject></text:p>
      <text:p text:style-name="P11"><text:title>Especificação de Requisitos de Software</text:title></text:p>
      <text:p text:style-name="P11">Para &lt;Nome do Sistema&gt;</text:p>
      <text:p text:style-name="Standard"/>
      <text:p text:style-name="Standard"/>
      <text:p text:style-name="P13">Versão &lt;1.0&gt;</text:p>
      <text:p text:style-name="P12"/>
      <text:p text:style-name="P2"/>
      <text:p text:style-name="InfoBlue">[Observação: O template a seguir é fornecido para uso com o Rational Unified Process (RUP). O texto em azul exibido entre colchetes e em itálico (style=InfoBlue) foi incluído para orientar o autor e deve ser excluído antes da publicação do documento. Qualquer parágrafo inserido após esse estilo será definido automaticamente como normal (estilo=BodyText).]</text:p>
      <text:p text:style-name="Text_20_body"/>
      <text:p text:style-name="P17">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2"><text:span text:style-name="T1">Data</text:span></text:p>
          </table:table-cell>
          <table:table-cell table:style-name="Tabela1.A1" office:value-type="string">
            <text:p text:style-name="P23">Versão</text:p>
          </table:table-cell>
          <table:table-cell table:style-name="Tabela1.A1" office:value-type="string">
            <text:p text:style-name="P23">Descrição</text:p>
          </table:table-cell>
          <table:table-cell table:style-name="Tabela1.D1" office:value-type="string">
            <text:p text:style-name="P22"><text:span text:style-name="T1">Autor</text:span></text:p>
          </table:table-cell>
        </table:table-row>
        <table:table-row table:style-name="Tabela1.1">
          <table:table-cell table:style-name="Tabela1.A1" office:value-type="string">
            <text:p text:style-name="Tabletext">&lt;dd/mmm/yy&gt;</text:p>
          </table:table-cell>
          <table:table-cell table:style-name="Tabela1.A1" office:value-type="string">
            <text:p text:style-name="Tabletext">&lt;x.x&gt;</text:p>
          </table:table-cell>
          <table:table-cell table:style-name="Tabela1.A1" office:value-type="string">
            <text:p text:style-name="Tabletext">&lt;details&gt;</text:p>
          </table:table-cell>
          <table:table-cell table:style-name="Tabela1.D1" office:value-type="string">
            <text:p text:style-name="Tabletext">&lt;name&gt;</text:p>
          </table:table-cell>
        </table:table-row>
        <table:table-row table:style-name="Tabela1.1">
          <table:table-cell table:style-name="Tabela1.A1" office:value-type="string">
            <text:p text:style-name="P24"/>
          </table:table-cell>
          <table:table-cell table:style-name="Tabela1.A1" office:value-type="string">
            <text:p text:style-name="P24"/>
          </table:table-cell>
          <table:table-cell table:style-name="Tabela1.A1" office:value-type="string">
            <text:p text:style-name="P24"/>
          </table:table-cell>
          <table:table-cell table:style-name="Tabela1.D1" office:value-type="string">
            <text:p text:style-name="P24"/>
          </table:table-cell>
        </table:table-row>
        <table:table-row table:style-name="Tabela1.1">
          <table:table-cell table:style-name="Tabela1.A1" office:value-type="string">
            <text:p text:style-name="P24"/>
          </table:table-cell>
          <table:table-cell table:style-name="Tabela1.A1" office:value-type="string">
            <text:p text:style-name="P24"/>
          </table:table-cell>
          <table:table-cell table:style-name="Tabela1.A1" office:value-type="string">
            <text:p text:style-name="P24"/>
          </table:table-cell>
          <table:table-cell table:style-name="Tabela1.D1" office:value-type="string">
            <text:p text:style-name="P24"/>
          </table:table-cell>
        </table:table-row>
        <table:table-row table:style-name="Tabela1.1">
          <table:table-cell table:style-name="Tabela1.A1" office:value-type="string">
            <text:p text:style-name="P24"/>
          </table:table-cell>
          <table:table-cell table:style-name="Tabela1.A1" office:value-type="string">
            <text:p text:style-name="P24"/>
          </table:table-cell>
          <table:table-cell table:style-name="Tabela1.A1" office:value-type="string">
            <text:p text:style-name="P24"/>
          </table:table-cell>
          <table:table-cell table:style-name="Tabela1.D1" office:value-type="string">
            <text:p text:style-name="P24"/>
          </table:table-cell>
        </table:table-row>
      </table:table>
      <text:p text:style-name="Standard"/>
      <text:p text:style-name="P15">Tabela de Conteúdo</text:p>
      <text:table-of-content text:style-name="Sect1"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8"><text:span text:style-name="T2">1.</text:span><text:span text:style-name="T3"><text:tab/></text:span><text:span text:style-name="T2">Introdução<text:tab/></text:span><text:a xlink:type="simple" xlink:href="#__RefHeading___Toc274957438" text:style-name="Index_20_Link_20__28_user_29_" text:visited-style-name="Index_20_Link_20__28_user_29_"><text:span text:style-name="T2">4</text:span></text:a></text:p>
          <text:p text:style-name="P19"><text:span text:style-name="T2">1.1</text:span><text:span text:style-name="T3"><text:tab/></text:span><text:span text:style-name="T2">Finalidade<text:tab/></text:span><text:a xlink:type="simple" xlink:href="#__RefHeading___Toc274957439" text:style-name="Index_20_Link_20__28_user_29_" text:visited-style-name="Index_20_Link_20__28_user_29_"><text:span text:style-name="T2">4</text:span></text:a></text:p>
          <text:p text:style-name="P19"><text:span text:style-name="T2">1.2</text:span><text:span text:style-name="T3"><text:tab/></text:span><text:span text:style-name="T2">Escopo<text:tab/></text:span><text:a xlink:type="simple" xlink:href="#__RefHeading___Toc274957440" text:style-name="Index_20_Link_20__28_user_29_" text:visited-style-name="Index_20_Link_20__28_user_29_"><text:span text:style-name="T2">4</text:span></text:a></text:p>
          <text:p text:style-name="P19"><text:span text:style-name="T2">1.3</text:span><text:span text:style-name="T3"><text:tab/></text:span><text:span text:style-name="T2">Definições, Acrônimos, e Abreviações<text:tab/></text:span><text:a xlink:type="simple" xlink:href="#__RefHeading___Toc274957441" text:style-name="Index_20_Link_20__28_user_29_" text:visited-style-name="Index_20_Link_20__28_user_29_"><text:span text:style-name="T2">4</text:span></text:a></text:p>
          <text:p text:style-name="P19"><text:span text:style-name="T2">1.4</text:span><text:span text:style-name="T3"><text:tab/></text:span><text:span text:style-name="T2">Referências (Opcional)<text:tab/></text:span><text:a xlink:type="simple" xlink:href="#__RefHeading___Toc274957442" text:style-name="Index_20_Link_20__28_user_29_" text:visited-style-name="Index_20_Link_20__28_user_29_"><text:span text:style-name="T2">4</text:span></text:a></text:p>
          <text:p text:style-name="P19"><text:span text:style-name="T2">1.5</text:span><text:span text:style-name="T3"><text:tab/></text:span><text:span text:style-name="T2">Visão Geral (Opcional)<text:tab/></text:span><text:a xlink:type="simple" xlink:href="#__RefHeading___Toc274957443" text:style-name="Index_20_Link_20__28_user_29_" text:visited-style-name="Index_20_Link_20__28_user_29_"><text:span text:style-name="T2">4</text:span></text:a></text:p>
          <text:p text:style-name="P18"><text:span text:style-name="T2">2.</text:span><text:span text:style-name="T3"><text:tab/></text:span><text:span text:style-name="T2">Descrição Geral<text:tab/></text:span><text:a xlink:type="simple" xlink:href="#__RefHeading___Toc274957444" text:style-name="Index_20_Link_20__28_user_29_" text:visited-style-name="Index_20_Link_20__28_user_29_"><text:span text:style-name="T2">4</text:span></text:a></text:p>
          <text:p text:style-name="P18"><text:span text:style-name="T2">3.</text:span><text:span text:style-name="T3"><text:tab/></text:span><text:span text:style-name="T2">Requisitos Específicos<text:tab/></text:span><text:a xlink:type="simple" xlink:href="#__RefHeading___Toc274957445" text:style-name="Index_20_Link_20__28_user_29_" text:visited-style-name="Index_20_Link_20__28_user_29_"><text:span text:style-name="T2">5</text:span></text:a></text:p>
          <text:p text:style-name="P19"><text:span text:style-name="T2">3.1</text:span><text:span text:style-name="T3"><text:tab/></text:span><text:span text:style-name="T2">Requisitos Funcionais<text:tab/></text:span><text:a xlink:type="simple" xlink:href="#__RefHeading___Toc274957446" text:style-name="Index_20_Link_20__28_user_29_" text:visited-style-name="Index_20_Link_20__28_user_29_"><text:span text:style-name="T2">5</text:span></text:a></text:p>
          <text:p text:style-name="P20"><text:span text:style-name="T2">3.1.1</text:span><text:span text:style-name="T3"><text:tab/></text:span><text:span text:style-name="T2">&lt;Requisito functional um&gt;<text:tab/></text:span><text:a xlink:type="simple" xlink:href="#__RefHeading___Toc274957447" text:style-name="Index_20_Link_20__28_user_29_" text:visited-style-name="Index_20_Link_20__28_user_29_"><text:span text:style-name="T2">5</text:span></text:a></text:p>
          <text:p text:style-name="P19"><text:span text:style-name="T2">3.2</text:span><text:span text:style-name="T3"><text:tab/></text:span><text:span text:style-name="T2">Requisitos de Performance<text:tab/></text:span><text:a xlink:type="simple" xlink:href="#__RefHeading___Toc274957448" text:style-name="Index_20_Link_20__28_user_29_" text:visited-style-name="Index_20_Link_20__28_user_29_"><text:span text:style-name="T2">5</text:span></text:a></text:p>
          <text:p text:style-name="P20"><text:span text:style-name="T2">3.2.1</text:span><text:span text:style-name="T3"><text:tab/></text:span><text:span text:style-name="T2">&lt;Requisito de Desempenho Um&gt;<text:tab/></text:span><text:a xlink:type="simple" xlink:href="#__RefHeading___Toc274957449" text:style-name="Index_20_Link_20__28_user_29_" text:visited-style-name="Index_20_Link_20__28_user_29_"><text:span text:style-name="T2">5</text:span></text:a></text:p>
          <text:p text:style-name="P19"><text:span text:style-name="T2">3.3</text:span><text:span text:style-name="T3"><text:tab/></text:span><text:span text:style-name="T2">Atributos do Sistema de Software (Opcional)<text:tab/></text:span><text:a xlink:type="simple" xlink:href="#__RefHeading___Toc274957450" text:style-name="Index_20_Link_20__28_user_29_" text:visited-style-name="Index_20_Link_20__28_user_29_"><text:span text:style-name="T2">5</text:span></text:a></text:p>
          <text:p text:style-name="P20"><text:span text:style-name="T2">3.3.1</text:span><text:span text:style-name="T3"><text:tab/></text:span><text:span text:style-name="T2">Restrições do Design<text:tab/></text:span><text:a xlink:type="simple" xlink:href="#__RefHeading___Toc274957451" text:style-name="Index_20_Link_20__28_user_29_" text:visited-style-name="Index_20_Link_20__28_user_29_"><text:span text:style-name="T2">5</text:span></text:a></text:p>
          <text:p text:style-name="P20"><text:span text:style-name="T2">3.3.2</text:span><text:span text:style-name="T3"><text:tab/></text:span><text:span text:style-name="T2">Interfaces<text:tab/></text:span><text:a xlink:type="simple" xlink:href="#__RefHeading___Toc274957452" text:style-name="Index_20_Link_20__28_user_29_" text:visited-style-name="Index_20_Link_20__28_user_29_"><text:span text:style-name="T2">6</text:span></text:a></text:p>
          <text:p text:style-name="P20"><text:span text:style-name="T2">3.3.3</text:span><text:span text:style-name="T3"><text:tab/></text:span><text:span text:style-name="T2">Componentes Comprados<text:tab/></text:span><text:a xlink:type="simple" xlink:href="#__RefHeading___Toc274957453" text:style-name="Index_20_Link_20__28_user_29_" text:visited-style-name="Index_20_Link_20__28_user_29_"><text:span text:style-name="T2">6</text:span></text:a></text:p>
          <text:p text:style-name="P20"><text:span text:style-name="T2">3.3.4</text:span><text:span text:style-name="T3"><text:tab/></text:span><text:span text:style-name="T2">Observações Legais, de Direitos Autorais etc<text:tab/></text:span><text:a xlink:type="simple" xlink:href="#__RefHeading___Toc274957454" text:style-name="Index_20_Link_20__28_user_29_" text:visited-style-name="Index_20_Link_20__28_user_29_"><text:span text:style-name="T2">6</text:span></text:a></text:p>
          <text:p text:style-name="P20"><text:span text:style-name="T2">3.3.5</text:span><text:span text:style-name="T3"><text:tab/></text:span><text:span text:style-name="T2">Padrões Aplicáveis<text:tab/></text:span><text:a xlink:type="simple" xlink:href="#__RefHeading___Toc274957455" text:style-name="Index_20_Link_20__28_user_29_" text:visited-style-name="Index_20_Link_20__28_user_29_"><text:span text:style-name="T2">6</text:span></text:a></text:p>
          <text:p text:style-name="P19"><text:span text:style-name="T2">3.4</text:span><text:span text:style-name="T3"><text:tab/></text:span><text:span text:style-name="T2">Outros Requisitos (Opcional)<text:tab/></text:span><text:a xlink:type="simple" xlink:href="#__RefHeading___Toc274957456" text:style-name="Index_20_Link_20__28_user_29_" text:visited-style-name="Index_20_Link_20__28_user_29_"><text:span text:style-name="T2">6</text:span></text:a></text:p>
          <text:p text:style-name="P20"><text:span text:style-name="T2">3.4.1</text:span><text:span text:style-name="T3"><text:tab/></text:span><text:span text:style-name="T2">Requisitos de Usabilidade<text:tab/></text:span><text:a xlink:type="simple" xlink:href="#__RefHeading___Toc274957457" text:style-name="Index_20_Link_20__28_user_29_" text:visited-style-name="Index_20_Link_20__28_user_29_"><text:span text:style-name="T2">6</text:span></text:a></text:p>
          <text:p text:style-name="P20"><text:span text:style-name="T2">3.4.2</text:span><text:span text:style-name="T3"><text:tab/></text:span><text:span text:style-name="T2">Requisitos de Confiabilidade<text:tab/></text:span><text:a xlink:type="simple" xlink:href="#__RefHeading___Toc274957458" text:style-name="Index_20_Link_20__28_user_29_" text:visited-style-name="Index_20_Link_20__28_user_29_"><text:span text:style-name="T2">6</text:span></text:a></text:p>
          <text:p text:style-name="P20"><text:span text:style-name="T2">3.4.3</text:span><text:span text:style-name="T3"><text:tab/></text:span><text:span text:style-name="T2">Suportabilidade<text:tab/></text:span><text:a xlink:type="simple" xlink:href="#__RefHeading___Toc274957459" text:style-name="Index_20_Link_20__28_user_29_" text:visited-style-name="Index_20_Link_20__28_user_29_"><text:span text:style-name="T2">7</text:span></text:a></text:p>
          <text:p text:style-name="P20"><text:span text:style-name="T2">3.4.4</text:span><text:span text:style-name="T3"><text:tab/></text:span><text:span text:style-name="T2">Requisitos de Sistema de Ajuda e de Documentação de Usuário On-line<text:tab/></text:span><text:a xlink:type="simple" xlink:href="#__RefHeading___Toc274957460" text:style-name="Index_20_Link_20__28_user_29_" text:visited-style-name="Index_20_Link_20__28_user_29_"><text:span text:style-name="T2">7</text:span></text:a></text:p>
          <text:p text:style-name="P20"><text:span text:style-name="T2">3.4.5</text:span><text:span text:style-name="T3"><text:tab/></text:span><text:span text:style-name="T2">Requisitos de Licenciamento<text:tab/></text:span><text:a xlink:type="simple" xlink:href="#__RefHeading___Toc274957461" text:style-name="Index_20_Link_20__28_user_29_" text:visited-style-name="Index_20_Link_20__28_user_29_"><text:span text:style-name="T2">7</text:span></text:a></text:p>
        </text:index-body>
      </text:table-of-content>
      <text:p text:style-name="P14"/>
      <text:p text:style-name="P15">Especificação de Requisitos de Software</text:p>
      <text:h text:style-name="Heading_20_1" text:outline-level="1"><text:bookmark-start text:name="__RefHeading___Toc274957438"/>Introdução<text:bookmark-end text:name="__RefHeading___Toc274957438"/></text:h>
      <text:p text:style-name="InfoBlue">[A introdução da Especificação de Requisitos de Software (SRS) deve fornecer uma visão geral de toda a SRS. Ela deve incluir a finalidade, o escopo, as definições, os acrônimos, as abreviações, as referências e a visão geral da SRS.]</text:p>
      <text:p text:style-name="InfoBlue">[Observação: A Especificação de Requisitos de Software (SRS) captura todos os requisitos de software do sistema ou de uma parte do sistema..  A seguir, há um esquema de uma SRS típica para um projeto que utiliza somente requisitos em estilo de linguagem natural tradicional - sem modelagem de casos de uso. Essa SRS captura todos os requisitos em um único documento, com seções aplicáveis inseridas a partir das Especificações Suplementares (que não serão mais necessárias). Para ter acesso a um template de uma SRS que utilize a modelagem de casos de uso, que consiste em um pacote contendo Casos de Uso do modelo de casos de uso e Especificações Suplementares aplicáveis, assim como outras informações de suporte, consulte o arquivo rup_SRS-uc.dot.]</text:p>
      <text:p text:style-name="InfoBlue">[É possível organizar uma SRS de várias maneiras diferentes. Consulte o padrão [IEEE830-1998] para obter explicações mais detalhadas, assim como outras opções de organização da SRS.]</text:p>
      <text:h text:style-name="Heading_20_2" text:outline-level="2"><text:bookmark-start text:name="__RefHeading___Toc274957439"/>Finalidade<text:bookmark-end text:name="__RefHeading___Toc274957439"/></text:h>
      <text:p text:style-name="InfoBlue">[Especifique a finalidade desta SRS. A SRS deverá descrever totalmente o comportamento externo do aplicativo ou do subsistema identificado. Ela também deverá descrever requisitos não funcionais, restrições de design e outros fatores necessários para fornecer uma visão completa e abrangente dos requisitos do software.]</text:p>
      <text:h text:style-name="Heading_20_2" text:outline-level="2"><text:bookmark-start text:name="__RefHeading___Toc274957440"/>Escopo<text:bookmark-end text:name="__RefHeading___Toc274957440"/></text:h>
      <text:p text:style-name="InfoBlue">[Uma breve descrição do aplicativo de software a que se aplica a SRS; o recurso ou outro agrupamento de subsistemas; a que modelo(s) de Caso de Uso a SRS está associada; e tudo o mais que seja afetado ou influenciado por este documento.]</text:p>
      <text:h text:style-name="Heading_20_2" text:outline-level="2"><text:bookmark-start text:name="__RefHeading___Toc274957441"/>Definições, Acrônimos, e Abreviações<text:bookmark-end text:name="__RefHeading___Toc274957441"/></text:h>
      <text:p text:style-name="InfoBlue"><text:s/>[Esta subseção deve fornecer as definições de todos os termos, acrônimos e abreviações necessárias à adequada interpretação da SRS.  Essas informações podem ser fornecidas mediante referência ao Glossário do projeto.]</text:p>
      <text:h text:style-name="Heading_20_2" text:outline-level="2"><text:bookmark-start text:name="__RefHeading___Toc274957442"/>Referências (Opcional)<text:bookmark-end text:name="__RefHeading___Toc274957442"/></text:h>
      <text:p text:style-name="InfoBlue">[Esta subseção deve fornecer uma lista completa de todos os documentos mencionados em qualquer outra parte da SRS. Cada documento deverá ser identificado por título, número do relatório (se aplicável), data e organização de publicação. Especifique as fontes a partir das quais as referências podem ser obtidas. Essas informações podem ser fornecidas por um anexo ou outro documento.]</text:p>
      <text:h text:style-name="Heading_20_2" text:outline-level="2"><text:bookmark-start text:name="__RefHeading___Toc274957443"/>Visão Geral (Opcional)<text:bookmark-end text:name="__RefHeading___Toc274957443"/></text:h>
      <text:p text:style-name="InfoBlue">[Esta subseção descreve o que o restante da SRS contém e explica como o documento está organizado.]</text:p>
      <text:h text:style-name="Heading_20_1" text:outline-level="1"><text:bookmark-start text:name="__RefHeading___Toc274957444"/>Descrição Geral<text:bookmark-end text:name="__RefHeading___Toc274957444"/></text:h>
      <text:p text:style-name="InfoBlue">Esta seção da SRS deve descrever os fatores gerais que afetam o produto e seus requisitos. Ela não deve especificar requisitos específicos. Em vez disso, deve fornecer uma base para esses requisitos, que serão definidos detalhadamente na Seção 3, e facilitar sua compreensão. Inclua itens como: </text:p>
      <text:list xml:id="list2766901747" text:style-name="WW8Num7">
        <text:list-item>
          <text:p text:style-name="P25">perspectiva do produto</text:p>
        </text:list-item>
        <text:list-item>
          <text:p text:style-name="P25">funções do produto</text:p>
        </text:list-item>
        <text:list-item>
          <text:p text:style-name="P25">características do usuário</text:p>
        </text:list-item>
        <text:list-item>
          <text:p text:style-name="P25"><text:soft-page-break/>restrições</text:p>
        </text:list-item>
        <text:list-item>
          <text:p text:style-name="P25">suposições e dependências</text:p>
        </text:list-item>
        <text:list-item>
          <text:p text:style-name="P25">subconjuntos de requisitos</text:p>
        </text:list-item>
      </text:list>
      <text:h text:style-name="Heading_20_1" text:outline-level="1"><text:bookmark-start text:name="__RefHeading___Toc274957445"/>Requisitos Específicos<text:bookmark-end text:name="__RefHeading___Toc274957445"/> </text:h>
      <text:p text:style-name="InfoBlue">[Esta seção da SRS deve conter todos os requisitos de software em um nível de detalhamento suficiente para possibilitar que os designers projetem um sistema que satisfaça esses requisitos e que os testadores verifiquem se o sistema satisfaz esses requisitos.   Quando for utilizada a modelagem de casos de uso, esses requisitos serão capturados nos Casos de Uso e nas especificações suplementares aplicáveis. Se a modelagem de casos de uso não for utilizada, o esquema das especificações suplementares poderá ser inserido diretamente nesta seção, conforme mostrado a seguir.]</text:p>
      <text:h text:style-name="Heading_20_2" text:outline-level="2"><text:bookmark-start text:name="__RefHeading___Toc274957446"/>Requisitos Funcionais<text:bookmark-end text:name="__RefHeading___Toc274957446"/></text:h>
      <text:p text:style-name="InfoBlue">[Esta seção descreve os requisitos funcionais do sistema que são expressos no estilo de linguagem natural. Para muitos aplicativos, este poderá ser o volume do Pacote da SRS. É necessário refletir muito para organizar esta seção. Normalmente, esta seção é organizada por recurso, mas outros métodos de organização também poderão ser adequados como, por exemplo, a organização por usuário ou a organização por subsistema. Entre os requisitos funcionais poderão estar incluídos conjuntos de recursos, capacidades e segurança.</text:p>
      <text:p text:style-name="InfoBlue">Quando as ferramentas de desenvolvimento de aplicativos, como ferramentas de requisitos, ferramentas de modelagem, entre outras, forem utilizadas para capturar a funcionalidade, esta seção fará referência à disponibilidade desses dados, indicando o local e o nome da ferramenta usada para capturar os dados.]</text:p>
      <text:h text:style-name="Heading_20_3" text:outline-level="3"><text:bookmark-start text:name="__RefHeading___Toc274957447"/>&lt;Requisito functional um&gt;<text:bookmark-end text:name="__RefHeading___Toc274957447"/></text:h>
      <text:p text:style-name="InfoBlue">[A descrição do requisite deve ser feita aqui.]</text:p>
      <text:h text:style-name="Heading_20_2" text:outline-level="2"><text:bookmark-start text:name="__RefHeading___Toc274957448"/>Requisitos de Performance<text:bookmark-end text:name="__RefHeading___Toc274957448"/></text:h>
      <text:p text:style-name="InfoBlue">[As características de desempenho do sistema devem ser descritas nesta seção. Inclua tempos de resposta específicos. Quando aplicável, faça referência, por nome, aos Casos de Uso relacionados.</text:p>
      <text:list xml:id="list3844104664" text:style-name="WW8Num2">
        <text:list-item>
          <text:p text:style-name="P26">tempo de resposta de uma transação (médio, máximo)</text:p>
        </text:list-item>
        <text:list-item>
          <text:p text:style-name="P26">taxa de transferência como, por exemplo, transações por segundo</text:p>
        </text:list-item>
        <text:list-item>
          <text:p text:style-name="P26">capacidade como, por exemplo, o número de clientes ou de transações que o sistema pode acomodar</text:p>
        </text:list-item>
        <text:list-item>
          <text:p text:style-name="P26">modos de degradação (o modo aceitável de operação quando o sistema tiver sido degradado de alguma maneira)</text:p>
        </text:list-item>
        <text:list-item>
          <text:p text:style-name="P26">a utilização de recursos como, por exemplo, memória, disco, comunicações, etc.]</text:p>
        </text:list-item>
      </text:list>
      <text:h text:style-name="P30" text:outline-level="3"><text:bookmark-start text:name="__RefHeading___Toc274957449"/>&lt;Requisito de Desempenho Um&gt;<text:bookmark-end text:name="__RefHeading___Toc274957449"/></text:h>
      <text:p text:style-name="InfoBlue">[A descrição do requisite deve ser feita aqui]</text:p>
      <text:h text:style-name="P1" text:outline-level="2"><text:bookmark-start text:name="__RefHeading___Toc274957450"/>Atributos do Sistema de Software (Opcional)<text:bookmark-end text:name="__RefHeading___Toc274957450"/></text:h>
      <text:h text:style-name="Heading_20_3" text:outline-level="3"><text:bookmark-start text:name="__RefHeading___Toc274957451"/>Restrições do Design<text:bookmark-end text:name="__RefHeading___Toc274957451"/></text:h>
      <text:p text:style-name="InfoBlue">[Esta seção deve indicar todas as restrições de design referentes ao sistema que está sendo criado. As restrições de design representam decisões de design que foram impostas e devem ser respeitadas. Entre os exemplos desse tipo de restrição estão linguagens de software, requisitos de processo de software, uso prescrito de ferramentas de desenvolvimento, restrições de design e de arquitetura, componentes comprados, bibliotecas de classes, etc]</text:p>
      <text:h text:style-name="Heading_20_4" text:outline-level="4"><text:soft-page-break/>&lt;Restrição de Design Um&gt;</text:h>
      <text:p text:style-name="InfoBlue">[A descrição do requisite deve ser feita aqui]</text:p>
      <text:h text:style-name="Heading_20_3" text:outline-level="3"><text:bookmark-start text:name="__RefHeading___Toc274957452"/>Interfaces<text:bookmark-end text:name="__RefHeading___Toc274957452"/></text:h>
      <text:p text:style-name="InfoBlue">[Esta seção define as interfaces que devem ser suportadas pelo aplicativo. Ele deve conter especificidades, protocolos, porta e endereços lógicos adequados, entre outros, para que o software possa ser desenvolvido e verificado em relação aos requisitos de interface.]</text:p>
      <text:h text:style-name="Heading_20_4" text:outline-level="4">Interface de Usuário</text:h>
      <text:p text:style-name="InfoBlue">[Descreva as interfaces de usuário que deverão ser implementadas pelo software.]</text:p>
      <text:h text:style-name="Heading_20_4" text:outline-level="4">Interfaces de Hardware</text:h>
      <text:p text:style-name="InfoBlue">[Esta seção define todas as interfaces de hardware que devem ser suportadas pelo software, incluindo a estrutura lógica, os endereços físicos, o comportamento esperado, etc. ]</text:p>
      <text:h text:style-name="Heading_20_4" text:outline-level="4">Interfaces de Software</text:h>
      <text:p text:style-name="InfoBlue">[Esta seção descreve as interfaces de software com outros componentes do sistema de software. Poderão ser componentes comprados, componentes reutilizados de outro aplicativo ou componentes que estejam sendo desenvolvidos para subsistemas fora do escopo desta SRS, mas com os quais esse aplicativo de software deve interagir.]</text:p>
      <text:h text:style-name="Heading_20_4" text:outline-level="4">Interfaces de Comunicação</text:h>
      <text:p text:style-name="InfoBlue">[Descreva todas as interfaces de comunicação com outros sistemas ou dispositivos como, por exemplo, redes locais, dispositivos seriais remotos, etc.]</text:p>
      <text:h text:style-name="Heading_20_3" text:outline-level="3"><text:bookmark-start text:name="__RefHeading___Toc274957453"/>Componentes Comprados<text:bookmark-end text:name="__RefHeading___Toc274957453"/></text:h>
      <text:p text:style-name="InfoBlue">[Esta seção descreve todos os documentos comprados para serem usados com o sistema, quaisquer restrições de utilização ou de licenciamento aplicáveis, e quaisquer padrões associados de compatibilidade e de interoperabilidade ou de interface.]</text:p>
      <text:h text:style-name="Heading_20_3" text:outline-level="3"><text:bookmark-start text:name="__RefHeading___Toc274957454"/>Observações Legais, de Direitos Autorais etc<text:bookmark-end text:name="__RefHeading___Toc274957454"/></text:h>
      <text:p text:style-name="InfoBlue">[Esta seção descreve todos os avisos legais necessários, garantias, observações sobre direitos autorais, observações sobre patentes, logomarcas, marcas comerciais ou problemas de conformidade com logotipos referentes ao software.]</text:p>
      <text:h text:style-name="Heading_20_3" text:outline-level="3"><text:bookmark-start text:name="__RefHeading___Toc274957455"/>Padrões Aplicáveis<text:bookmark-end text:name="__RefHeading___Toc274957455"/></text:h>
      <text:p text:style-name="InfoBlue">[Esta seção descreve, por meio de referências, todos os padrões aplicáveis e as seções específicas desses padrões que se aplicam ao sistema que está sendo descrito. Entre esses padrões estão incluídos, por exemplo, padrões reguladores, de qualidade e legais, padrões de indústria referentes à usabilidade, interoperabilidade, internacionalização, compatibilidade com o sistema operacional, etc.]</text:p>
      <text:h text:style-name="P1" text:outline-level="2"><text:bookmark-start text:name="__RefHeading___Toc274957456"/>Outros Requisitos (Opcional)<text:bookmark-end text:name="__RefHeading___Toc274957456"/></text:h>
      <text:h text:style-name="Heading_20_3" text:outline-level="3"><text:bookmark-start text:name="__RefHeading___Toc274957457"/>Requisitos de Usabilidade<text:bookmark-end text:name="__RefHeading___Toc274957457"/></text:h>
      <text:p text:style-name="InfoBlue">[Esta seção deve incluir todos os requisitos que afetam a usabilidade. Por exemplo,</text:p>
      <text:list xml:id="list427977183" text:style-name="WW8Num6">
        <text:list-item>
          <text:p text:style-name="P27">especifique o tempo de treinamento necessário para que usuários normais e usuários com conhecimentos avançados se tornem produtivos em operações específicas</text:p>
        </text:list-item>
        <text:list-item>
          <text:p text:style-name="P27">especifique períodos de tempo mensuráveis para tarefas típicas ou baseie os requisitos de usabilidade do novo sistema em outros sistemas que os usuários conheçam e gostem</text:p>
        </text:list-item>
        <text:list-item>
          <text:p text:style-name="P27">especifique requisitos de forma que estejam em conformidade com padrões comuns de usabilidade como, por exemplo, os padrões CUA da IBM ou os padrões GUI da Microsoft]</text:p>
        </text:list-item>
      </text:list>
      <text:h text:style-name="Heading_20_4" text:outline-level="4"><text:soft-page-break/>&lt;Requisito de Usabilidade Um&gt;</text:h>
      <text:p text:style-name="InfoBlue">[A descrição do requisite deve ser feita aqui]</text:p>
      <text:h text:style-name="Heading_20_3" text:outline-level="3"><text:bookmark-start text:name="__RefHeading___Toc274957458"/>Requisitos de Confiabilidade<text:bookmark-end text:name="__RefHeading___Toc274957458"/></text:h>
      <text:p text:style-name="InfoBlue">[Os requisitos de confiabilidade do sistema devem ser especificados aqui. A seguir, há algumas sugestões:</text:p>
      <text:list xml:id="list3287504748" text:style-name="WW8Num3">
        <text:list-item>
          <text:p text:style-name="P28">Disponibilidade - especifique a porcentagem de tempo disponível ( xx.xx%), as horas de uso, o acesso à manutenção, as operações de modo degradado, etc.</text:p>
        </text:list-item>
        <text:list-item>
          <text:p text:style-name="P28">Tempo Médio entre Falhas (MTBF) - normalmente especificado em horas, mas também poderá ser especificado em termos de dias, meses ou anos.</text:p>
        </text:list-item>
        <text:list-item>
          <text:p text:style-name="P28">Tempo Médio para Reparo (MTTR) - quanto tempo o sistema poderá ficar sem funcionar após uma falha?</text:p>
        </text:list-item>
        <text:list-item>
          <text:p text:style-name="P28">Exatidão - especifique a precisão (resolução) e a exatidão (através de algum padrão conhecido) necessárias na saída do sistema.</text:p>
        </text:list-item>
        <text:list-item>
          <text:p text:style-name="P28">Taxa Máxima de Erros ou Defeitos - geralmente expressa em termos de erros por milhares de linhas de código (erros/KLOC) ou de erros por ponto de função (erros/ponto de função).</text:p>
        </text:list-item>
        <text:list-item>
          <text:p text:style-name="P28">Taxa de Erros ou Defeitos - categorizados em termos de erros pouco importantes, importantes e críticos: o(s) requisito(s) devem definir o que se entende por um erro "crítico"; por exemplo, a perda total de dados ou uma total incapacidade de usar determinadas partes da funcionalidade do sistema.]</text:p>
        </text:list-item>
      </text:list>
      <text:p text:style-name="Text_20_body"/>
      <text:h text:style-name="Heading_20_4" text:outline-level="4">&lt;Requisito de Confiabilidade Um&gt;</text:h>
      <text:p text:style-name="InfoBlue">[A descrição do requisite deve ser feita aqui.]</text:p>
      <text:h text:style-name="Heading_20_3" text:outline-level="3"><text:bookmark-start text:name="__RefHeading___Toc274957459"/>Suportabilidade<text:bookmark-end text:name="__RefHeading___Toc274957459"/></text:h>
      <text:p text:style-name="InfoBlue">[Esta seção indica todos os requisitos que aprimorarão a suportabilidade ou manutenibilidade do sistema que está sendo criado, incluindo padrões de codificação, convenções de nomeação, bibliotecas de classes, acesso à manutenção e utilitários de manutenção.]</text:p>
      <text:h text:style-name="Heading_20_4" text:outline-level="4">&lt;Requisito de Suportabilidade Um&gt;</text:h>
      <text:p text:style-name="InfoBlue">[A descrição do requisite deve ser feita aqui.]</text:p>
      <text:h text:style-name="Heading_20_3" text:outline-level="3"><text:bookmark-start text:name="__RefHeading___Toc274957460"/>Requisitos de Sistema de Ajuda e de Documentação de Usuário On-line<text:bookmark-end text:name="__RefHeading___Toc274957460"/></text:h>
      <text:p text:style-name="InfoBlue">[Descreva os requisitos, se houver, de documentação de usuário on-line, sistemas de ajuda, observações sobre ajuda, etc.]</text:p>
      <text:h text:style-name="Heading_20_3" text:outline-level="3"><text:bookmark-start text:name="__RefHeading___Toc274957461"/>Requisitos de Licenciamento<text:bookmark-end text:name="__RefHeading___Toc274957461"/></text:h>
      <text:p text:style-name="InfoBlue">[Esta seção define todos os requisitos de imposição de licenciamento ou outros requisitos de restrição de utilização que devem ser exibidos pelo softwar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Droid Sans Devanagari1" svg:font-family="'Droid Sans Devanagari'" style:font-family-generic="swiss"/>
    <style:font-face style:name="Book Antiqua" svg:font-family="'Book Antiqua'" style:font-pitch="variable"/>
    <style:font-face style:name="Cambria" svg:font-family="Cambria" style:font-pitch="variable"/>
    <style:font-face style:name="Courier New" svg:font-family="'Courier New'" style:font-pitch="variable"/>
    <style:font-face style:name="Tahoma" svg:font-family="Tahoma" style:font-pitch="variable"/>
    <style:font-face style:name="Times" svg:font-family="Times"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346cm" fo:margin-right="0cm" fo:margin-top="0.212cm" fo:margin-bottom="0.212cm" loext:contextual-spacing="false" fo:text-indent="0cm" style:auto-text-indent="false"/>
      <style:text-properties fo:color="#0000ff" fo:font-style="italic" style:font-style-asian="italic"/>
    </style:style>
    <style:style style:name="infoblue" style:family="paragraph" style:parent-style-name="Standard">
      <style:paragraph-properties fo:margin-top="0.494cm" fo:margin-bottom="0.494cm" loext:contextual-spacing="false" fo:line-height="100%" fo:orphans="2" fo:widows="2"/>
      <style:text-properties style:font-name="Times" fo:font-family="Times" style:font-pitch="variable" style:font-name-complex="Times" style:font-family-complex="Time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61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8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15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9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96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50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616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886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156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96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966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5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61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86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156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42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96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966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23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5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61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86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5.15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42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96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96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23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50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prefix="?"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3" style:family="table">
      <style:table-properties style:width="16.886cm" fo:margin-left="-0.203cm" table:align="left" style:writing-mode="lr-tb"/>
    </style:style>
    <style:style style:name="Tabela3.A" style:family="table-column">
      <style:table-column-properties style:column-width="11.252cm"/>
    </style:style>
    <style:style style:name="Tabela3.B" style:family="table-column">
      <style:table-column-properties style:column-width="5.63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3.B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6.732cm" fo:margin-left="-0.191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ICMC-USP</text:user-defined></text:p>
        <text:p text:style-name="MP4"/>
        <text:p text:style-name="MP5"/>
      </style:header>
    </style:master-page>
    <style:master-page style:name="Converter_20_1" style:display-name="Converter 1" style:page-layout-name="Mpm2">
      <style:header>
        <table:table table:name="Tabela3" table:style-name="Tabela3">
          <table:table-column table:style-name="Tabela3.A"/>
          <table:table-column table:style-name="Tabela3.B"/>
          <table:table-row table:style-name="Tabela3.1">
            <table:table-cell table:style-name="Tabela3.A1" office:value-type="string">
              <text:p text:style-name="Standard"><text:subject>&lt;Nome do Projeto&gt;</text:subject></text:p>
            </table:table-cell>
            <table:table-cell table:style-name="Tabela3.B1" office:value-type="string">
              <text:p text:style-name="MP6"><text:s text:c="2"/>Versão: <text:s text:c="10"/>&lt;1.0&gt;</text:p>
            </table:table-cell>
          </table:table-row>
          <table:table-row table:style-name="Tabela3.1">
            <table:table-cell table:style-name="Tabela3.A1" office:value-type="string">
              <text:p text:style-name="Standard">Especificação de Requisitos de Software</text:p>
            </table:table-cell>
            <table:table-cell table:style-name="Tabela3.B1" office:value-type="string">
              <text:p text:style-name="Standard"><text:s text:c="2"/>Data: <text:s/>&lt;dd/mmm/yy&gt;</text:p>
            </table:table-cell>
          </table:table-row>
          <table:table-row table:style-name="Tabela3.1">
            <table:table-cell table:style-name="Tabela3.B1" table:number-columns-spanned="2" office:value-type="string">
              <text:p text:style-name="Standard">&lt;document identifier&gt;</text:p>
            </table:table-cell>
            <table:covered-table-cell/>
          </table:table-row>
        </table:table>
        <text:p text:style-name="Header"/>
      </style:header>
      <style:footer>
        <table:table table:name="Tabela2" table:style-name="Tabela2">
          <table:table-column table:style-name="Tabela2.A" table:number-columns-repeated="3"/>
          <table:table-row table:style-name="Tabela2.1">
            <table:table-cell table:style-name="Tabela2.A1" office:value-type="string">
              <text:p text:style-name="MP7">Confidential</text:p>
            </table:table-cell>
            <table:table-cell table:style-name="Tabela2.A1" office:value-type="string">
              <text:p text:style-name="MP8"><text:span text:style-name="MT1"></text:span><text:user-defined style:data-style-name="N0" text:name="Company">ICMC-USP</text:user-defined>, <text:date style:data-style-name="N107" text:date-value="2019-10-19T12:08:58.407240458">2019</text:date></text:p>
            </table:table-cell>
            <table:table-cell table:style-name="Tabela2.A1" office:value-type="string">
              <text:p text:style-name="MP9">Page <text:span text:style-name="Page_20_Number"><text:page-number text:select-page="current">7</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Requisitos de Software</dc:title>
    <dc:subject>&lt;Nome do Projeto&gt;</dc:subject>
    <meta:keyword/>
    <dc:description/>
    <meta:creation-date>2019-10-19T12:00:01.940775175</meta:creation-date>
    <dc:creator>Geiser Chalco</dc:creator>
    <dc:date>2014-10-15T02:09:00</dc:date>
    <meta:editing-cycles>2</meta:editing-cycles>
    <meta:document-statistic meta:table-count="3" meta:image-count="0" meta:object-count="0" meta:page-count="7" meta:paragraph-count="134" meta:word-count="1818" meta:character-count="12082" meta:non-whitespace-character-count="10429"/>
    <meta:generator>LibreOffice/6.2.7.1$Linux_X86_64 LibreOffice_project/20$Build-1</meta:generator>
  </office:meta>
</office:document-meta>
</file>